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weight="bold" officeooo:rsid="000033ac" officeooo:paragraph-rsid="00041a96" style:font-weight-asian="bold" style:font-weight-complex="bold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font-name="Arial" fo:font-size="11pt" officeooo:paragraph-rsid="000f3d9d" style:font-name-asian="Times New Roman1" style:font-size-asian="11pt" style:font-name-complex="Times New Roman1" style:font-size-complex="11pt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font-name="Arial" fo:font-size="16pt" style:text-underline-style="solid" style:text-underline-width="auto" style:text-underline-color="font-color" fo:font-weight="bold" officeooo:paragraph-rsid="000f3d9d" style:font-name-asian="Times New Roman1" style:font-size-asian="16pt" style:font-weight-asian="bold" style:font-name-complex="Times New Roman1" style:font-size-complex="16pt" style:font-weight-complex="bold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font-name="Arial" fo:font-size="16pt" style:text-underline-style="solid" style:text-underline-width="auto" style:text-underline-color="font-color" fo:font-weight="bold" officeooo:rsid="000f3d9d" officeooo:paragraph-rsid="000f3d9d" style:font-name-asian="Times New Roman1" style:font-size-asian="16pt" style:font-weight-asian="bold" style:font-name-complex="Times New Roman1" style:font-size-complex="16pt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6pt" style:text-underline-style="solid" style:text-underline-width="auto" style:text-underline-color="font-color" fo:font-weight="bold" officeooo:paragraph-rsid="000f3d9d" style:font-name-asian="Times New Roman1" style:font-size-asian="16pt" style:font-weight-asian="bold" style:font-name-complex="Times New Roman1" style:font-size-complex="16pt" style:font-weight-complex="bold"/>
    </style:style>
    <style:style style:name="P6" style:family="paragraph" style:parent-style-name="Standard">
      <style:text-properties style:font-name="Times New Roman" fo:font-size="12pt" officeooo:paragraph-rsid="000f3d9d" style:font-size-asian="12pt" style:font-size-complex="12pt"/>
    </style:style>
    <style:style style:name="P7" style:family="paragraph" style:parent-style-name="Standard">
      <style:paragraph-properties style:text-autospace="none"/>
      <style:text-properties style:font-name="Times New Roman" fo:font-weight="bold" officeooo:rsid="000033ac" officeooo:paragraph-rsid="000f3d9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style:text-underline-style="solid" style:text-underline-width="auto" style:text-underline-color="font-color" fo:font-weight="bold" officeooo:rsid="000033ac" officeooo:paragraph-rsid="00041a96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Arial" fo:font-size="11pt" officeooo:rsid="000033ac" officeooo:paragraph-rsid="00041a96" style:font-size-asian="11pt" style:font-size-complex="11pt"/>
    </style:style>
    <style:style style:name="P10" style:family="paragraph" style:parent-style-name="Standard">
      <style:text-properties style:font-name="Arial" fo:font-size="11pt" officeooo:rsid="000033ac" officeooo:paragraph-rsid="0005cc4d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officeooo:rsid="000033ac" officeooo:paragraph-rsid="00041a96" style:font-size-asian="11pt" style:font-size-complex="11pt"/>
    </style:style>
    <style:style style:name="P12" style:family="paragraph" style:parent-style-name="Standard">
      <style:text-properties style:font-name="Arial" fo:font-size="11pt" officeooo:rsid="00007734" officeooo:paragraph-rsid="00041a96" style:font-size-asian="11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1pt" officeooo:rsid="00041a96" officeooo:paragraph-rsid="0005cc4d" style:font-size-asian="11pt" style:font-size-complex="11pt"/>
    </style:style>
    <style:style style:name="P14" style:family="paragraph" style:parent-style-name="Standard">
      <style:paragraph-properties fo:margin-left="0cm" fo:margin-right="0cm" fo:text-indent="0cm" style:auto-text-indent="false" style:writing-mode="page">
        <style:tab-stops>
          <style:tab-stop style:position="1.111cm"/>
        </style:tab-stops>
      </style:paragraph-properties>
      <style:text-properties style:font-name="Arial" fo:font-size="11pt" fo:font-weight="bold" officeooo:rsid="000033ac" officeooo:paragraph-rsid="00041a96" style:font-size-asian="11pt" style:font-weight-asian="bold" style:font-size-complex="11pt" style:font-weight-complex="bold"/>
    </style:style>
    <style:style style:name="P15" style:family="paragraph" style:parent-style-name="Standard" style:master-page-name="">
      <loext:graphic-properties draw:fill="none"/>
      <style:paragraph-properties fo:margin-left="5.001cm" fo:margin-right="0cm" fo:text-indent="-3.9cm" style:auto-text-indent="false" style:page-number="auto" fo:background-color="transparent" style:writing-mode="page"/>
      <style:text-properties style:font-name="Arial" fo:font-size="11pt" fo:font-style="normal" fo:font-weight="normal" officeooo:rsid="00041a96" officeooo:paragraph-rsid="00041a96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7.999cm" fo:margin-right="0cm" fo:text-indent="2cm" style:auto-text-indent="false" style:page-number="auto" fo:background-color="transparent" style:writing-mode="page"/>
      <style:text-properties style:font-name="Arial" fo:font-size="11pt" officeooo:rsid="00007734" officeooo:paragraph-rsid="000f3d9d" style:font-size-asian="11pt" style:font-size-complex="11pt"/>
    </style:style>
    <style:style style:name="P17" style:family="paragraph" style:parent-style-name="Standard" style:master-page-name="">
      <loext:graphic-properties draw:fill="none"/>
      <style:paragraph-properties fo:margin-left="7.999cm" fo:margin-right="0cm" fo:text-indent="2cm" style:auto-text-indent="false" style:page-number="auto" fo:background-color="transparent" style:writing-mode="page"/>
      <style:text-properties style:font-name="Arial" fo:font-size="11pt" officeooo:rsid="00007734" officeooo:paragraph-rsid="00041a96" style:font-size-asian="11pt" style:font-size-complex="11pt"/>
    </style:style>
    <style:style style:name="P18" style:family="paragraph" style:parent-style-name="Standard">
      <loext:graphic-properties draw:fill="none"/>
      <style:paragraph-properties fo:margin-left="7.999cm" fo:margin-right="0cm" fo:text-indent="2cm" style:auto-text-indent="false" fo:background-color="transparent" style:writing-mode="page"/>
      <style:text-properties style:font-name="Arial" fo:font-size="11pt" officeooo:rsid="00007734" officeooo:paragraph-rsid="000f3d9d" style:font-size-asian="11pt" style:font-size-complex="11pt"/>
    </style:style>
    <style:style style:name="T1" style:family="text">
      <style:text-properties officeooo:rsid="00007734"/>
    </style:style>
    <style:style style:name="T2" style:family="text">
      <style:text-properties officeooo:rsid="00041a96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7d949" style:font-style-asian="italic" style:font-style-complex="italic"/>
    </style:style>
    <style:style style:name="T5" style:family="text">
      <style:text-properties fo:font-style="italic" fo:font-weight="normal" officeooo:rsid="00041a96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41a96" style:font-style-asian="normal" style:font-weight-asian="normal" style:font-style-complex="normal" style:font-weight-complex="normal"/>
    </style:style>
    <style:style style:name="T8" style:family="text">
      <style:text-properties officeooo:rsid="0005cc4d"/>
    </style:style>
    <style:style style:name="T9" style:family="text">
      <style:text-properties officeooo:rsid="0007d949"/>
    </style:style>
    <style:style style:name="T10" style:family="text">
      <style:text-properties officeooo:rsid="000b55d8"/>
    </style:style>
    <style:style style:name="T11" style:family="text">
      <style:text-properties officeooo:rsid="000f3d9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4">Requisition de la Maire à un médecin de permanence</text:p>
      <text:p text:style-name="P4">pour l’examen médical d’une personne</text:p>
      <text:p text:style-name="P2"/>
      <text:p text:style-name="P7"/>
      <text:p text:style-name="P1"/>
      <text:p text:style-name="P8">Examen médical d’une personne</text:p>
      <text:p text:style-name="P9"/>
      <text:p text:style-name="P10">Nous, <text:s/>...…………………………………..……<text:span text:style-name="T2">..</text:span>, <text:span text:style-name="T10">Maire ou Adjoint-e à la Maire de</text:span> Fleury-les-Aubrais, Officier de Police Judiciaire en résidence Place de la République à Fleury-les-Aubrais</text:p>
      <text:p text:style-name="P9"/>
      <text:p text:style-name="P11">- Agissant en vertu des dispositions de l’article L2223-42 du Code Général des Collectivités Territoriales,</text:p>
      <text:p text:style-name="P11">- Agissant conformément aux dispositions de l’article 16 (1°) du Code de Procédure Pénal et l’article L2122-31 du Code Général des Collectivités territoriales sous le contrôle du Procureur de la République,</text:p>
      <text:p text:style-name="P11">- Vu l’article R 4727-76 du Code de la Santé publique,</text:p>
      <text:p text:style-name="P11">- Vu l’article 74 du Code de Procédure Pénale,</text:p>
      <text:p text:style-name="P11">- Considérant l’indisponibilité temporaire du médecin traitant de la personne.</text:p>
      <text:p text:style-name="P9"/>
      <text:p text:style-name="P9"/>
      <text:p text:style-name="P9">Prions, et au besoin, requérons le médecin de permanence, Docteur ………………………………..., <text:span text:style-name="T9">exerçant………………………………………….………………………………………..……</text:span>...……………<text:span text:style-name="T2">.</text:span> à l’effet de bien vouloir procéder aux actes ci-après :</text:p>
      <text:p text:style-name="P9"/>
      <text:p text:style-name="P9">1 - se transporter <text:span text:style-name="T4">(lieu où doit se dérouler l’examen)………………………………………………………………………………………………………………………………………………………………………………………………………………..…………………</text:span>..</text:p>
      <text:p text:style-name="P9">2 - Examiner le nommé :</text:p>
      <text:p text:style-name="P15"><text:span text:style-name="T3">Nom et prénom du défunt</text:span> : ………………………….……………………...……………………….</text:p>
      <text:p text:style-name="P14"><text:tab/><text:span text:style-name="T5">Date et lieu de naissance</text:span><text:span text:style-name="T2"> </text:span><text:span text:style-name="T7">: </text:span><text:span text:style-name="T6">né(</text:span><text:span text:style-name="T7">e)</text:span><text:span text:style-name="T6"> le ……………..…………………... à …………………………..</text:span></text:p>
      <text:p text:style-name="P9">3- signaler l’existence d’éventue<text:span text:style-name="T1">l</text:span>les lésions traumatiques visibles récentes,</text:p>
      <text:p text:style-name="P12">4- rédiger un certificat médical constatant le décès et nous le remettre.</text:p>
      <text:p text:style-name="P12"/>
      <text:p text:style-name="P12">Pour sa garantie personnelle et afin qu’il n’en ignore et ait à s’y conformer, remettons l’original de la présente réquisition judiciaire au médecin susnommé.</text:p>
      <text:p text:style-name="P12"/>
      <text:p text:style-name="P12"/>
      <text:p text:style-name="P12"/>
      <text:p text:style-name="P16">Fait à Fleury-les-Aubrais, </text:p>
      <text:p text:style-name="P18"><text:span text:style-name="T11">L</text:span>e …………………....….à…..……….…..</text:p>
      <text:p text:style-name="P17"><text:span text:style-name="T2">La Maire ou l’Adjoint-e délégué-e</text:span>,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3:53:40.826000000</meta:creation-date>
    <meta:print-date>2020-07-15T13:58:57.008000000</meta:print-date>
    <dc:date>2020-07-27T12:29:25.551000000</dc:date>
    <meta:editing-duration>PT48M56S</meta:editing-duration>
    <meta:editing-cycles>9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20" meta:word-count="226" meta:character-count="1658" meta:non-whitespace-character-count="1449"/>
  </office:meta>
</office:document-meta>
</file>